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5400000A1D4561A246576FA2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8.603cm" svg:x="1.049cm" svg:y="5.576cm">
          <draw:image xlink:href="Pictures/1000000100000A5400000A1D4561A246576FA238.png" xlink:type="simple" xlink:show="embed" xlink:actuate="onLoad" draw:mime-type="image/png">
            <text:p/>
          </draw:image>
        </draw:frame>
        <draw:line draw:style-name="gr2" draw:text-style-name="P2" draw:layer="layout" svg:x1="4.9cm" svg:y1="8.55cm" svg:x2="6.5cm" svg:y2="8.5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8T10:46:11.310562163</meta:creation-date>
    <dc:date>2024-03-28T10:47:49.515831419</dc:date>
    <meta:editing-duration>PT1M38S</meta:editing-duration>
    <meta:editing-cycles>1</meta:editing-cycles>
    <meta:document-statistic meta:object-count="2"/>
    <meta:generator>LibreOffice/7.3.7.2$Linux_X86_64 LibreOffice_project/30$Build-2</meta:generator>
  </office:meta>
</office:document-meta>
</file>